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MBasuru" svg:font-family="FMBasur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651cm" svg:x="1.4cm" svg:y="0.765cm" presentation:class="title" presentation:user-transformed="true">
          <draw:text-box>
            <text:p>Sinhala Web Fonts aka යුද්දෙට නැති කඩුව කොස් කොටන්ටද?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MBasuru" svg:font-family="FMBasur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14:06:52.298647000</meta:creation-date>
    <dc:date>2015-05-12T14:09:35.955416000</dc:date>
    <meta:editing-duration>PT2M44S</meta:editing-duration>
    <meta:editing-cycles>1</meta:editing-cycles>
    <meta:document-statistic meta:object-count="25"/>
    <meta:generator>LibreOffice/4.4.2.2$MacOSX_X86_64 LibreOffice_project/c4c7d32d0d49397cad38d62472b0bc8acff48dd6</meta:generator>
  </office:meta>
</office:document-meta>
</file>